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66b7" officeooo:paragraph-rsid="000166b7"/>
    </style:style>
    <style:style style:name="P2" style:family="paragraph" style:parent-style-name="Standard">
      <style:text-properties officeooo:rsid="0002f2eb" officeooo:paragraph-rsid="0002f2eb"/>
    </style:style>
    <style:style style:name="P3" style:family="paragraph" style:parent-style-name="Standard">
      <style:text-properties officeooo:rsid="00030a21" officeooo:paragraph-rsid="00030a21"/>
    </style:style>
    <style:style style:name="P4" style:family="paragraph" style:parent-style-name="Standard">
      <style:text-properties officeooo:rsid="000469f4" officeooo:paragraph-rsid="000469f4"/>
    </style:style>
    <style:style style:name="P5" style:family="paragraph" style:parent-style-name="Standard">
      <style:text-properties officeooo:rsid="00061687" officeooo:paragraph-rsid="00061687"/>
    </style:style>
    <style:style style:name="P6" style:family="paragraph" style:parent-style-name="Standard">
      <style:text-properties officeooo:rsid="0006bd36" officeooo:paragraph-rsid="0006bd36"/>
    </style:style>
    <style:style style:name="T1" style:family="text">
      <style:text-properties officeooo:rsid="00030a21"/>
    </style:style>
    <style:style style:name="T2" style:family="text">
      <style:text-properties officeooo:rsid="00061687"/>
    </style:style>
    <style:style style:name="T3" style:family="text">
      <style:text-properties officeooo:rsid="00062550"/>
    </style:style>
    <style:style style:name="T4" style:family="text">
      <style:text-properties officeooo:rsid="0008b4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n Soon Jin</text:p>
      <text:p text:style-name="P1">A0112213E </text:p>
      <text:p text:style-name="P1"/>
      <text:p text:style-name="P1">Tutorial 1 </text:p>
      <text:p text:style-name="P1"/>
      <text:p text:style-name="P2">1.</text:p>
      <text:p text:style-name="P2">a)Roomba is not an A.I system because a human does not performs cleaning better</text:p>
      <text:p text:style-name="P2">b)Deep Blue can be considered an A.I system because traditionaly human performs better at chess </text:p>
      <text:p text:style-name="P2"/>
      <text:p text:style-name="P2">2.No. It requires a judge or human to evaluate the answer from the A.I. </text:p>
      <text:p text:style-name="P2">3.</text:p>
      <text:p text:style-name="P2">a) Performance measure: accuracy of translation, speed at which a sentence is translated </text:p>
      <text:p text:style-name="P2">b) Environment: audio of spoken words from both individuals </text:p>
      <text:p text:style-name="P2">c) Sensors: Microphone</text:p>
      <text:p text:style-name="P3">d) Actuator: </text:p>
      <text:p text:style-name="P2">c) Partially observable: context of previous words are needed for translation. <text:span text:style-name="T1">Needed to store state</text:span></text:p>
      <text:p text:style-name="P2">d) <text:span text:style-name="T1">Episodic: No relationship between previous words</text:span></text:p>
      <text:p text:style-name="P3">e) Multi-agent: number of agents depend on number of translated languages</text:p>
      <text:p text:style-name="P4">f) <text:s/>Stochastic: Does not depend on translated output </text:p>
      <text:p text:style-name="P4">g) Dynamic: sentences keep coming in while agent is translating </text:p>
      <text:p text:style-name="P4"/>
      <text:p text:style-name="P4">4. Performance measured is imposed by designer of the agent to evaluate behavior of agent. <text:span text:style-name="T2">Utility function is used by agent to evaluate the most desirable next state</text:span></text:p>
      <text:p text:style-name="P4"/>
      <text:p text:style-name="P5">5. Goal based agent should be used since in a medical diagnosis, we would have a goal such as <text:span text:style-name="T3">number of </text:span>symptoms that coincide with certain diseases.</text:p>
      <text:p text:style-name="P5"/>
      <text:p text:style-name="P6">6.</text:p>
      <text:p text:style-name="P6">a) Simple-reflex – reply patient based on input without considering previous reply </text:p>
      <text:p text:style-name="P6">b) Model-based – evaluate and take into consideration previous reply of patient while <text:span text:style-name="T4">constructing</text:span> a reply of its own </text:p>
      <text:p text:style-name="P6">c) Goal-based – construct reply based <text:s/>on certain goal state such as 'calming' the patient</text:p>
      <text:p text:style-name="P6">d) Utility-based – construct reply with no particular goal but using a certain utility function which may priorities different criteria such as clarity of reply, <text:span text:style-name="T4">information</text:span> relayed etc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9T23:05:37.313430344</meta:creation-date>
    <dc:date>2015-01-30T09:07:46.052350884</dc:date>
    <meta:editing-duration>PT21M27S</meta:editing-duration>
    <meta:editing-cycles>9</meta:editing-cycles>
    <meta:generator>LibreOffice/4.2.6.3$Linux_X86_64 LibreOffice_project/420m0$Build-3</meta:generator>
    <meta:document-statistic meta:table-count="0" meta:image-count="0" meta:object-count="0" meta:page-count="1" meta:paragraph-count="24" meta:word-count="255" meta:character-count="1605" meta:non-whitespace-character-count="1355"/>
  </office:meta>
</office:document-meta>
</file>